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1000001978C8B05753A5E471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fill="solid" draw:fill-color="#000000" draw:opacity="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000000" draw:opacity="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508cm" svg:height="6.75cm" svg:x="1.1cm" svg:y="1.05cm">
          <draw:image xlink:href="Pictures/1000000100000201000001978C8B05753A5E471B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1" draw:display-name="Transparency 1" draw:style="rectangular" draw:cx="50%" draw:cy="50%" draw:start="100%" draw:end="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0.6cm" fo:page-height="8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3-08-05T11:37:07.741786149</dc:date>
    <meta:editing-duration>PT17M57S</meta:editing-duration>
    <meta:editing-cycles>4</meta:editing-cycles>
    <meta:generator>LibreOffice/7.3.7.2$Linux_X86_64 LibreOffice_project/30$Build-2</meta:generator>
    <meta:document-statistic meta:object-count="1"/>
  </office:meta>
</office:document-meta>
</file>